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15%" fo:text-align="center" style:justify-single-word="false"/>
      <style:text-properties fo:font-size="24pt" fo:font-weight="bold" officeooo:rsid="001341c0" officeooo:paragraph-rsid="0007394e" style:font-size-asian="24pt" style:font-weight-asian="bold" style:font-size-complex="24pt" style:font-weight-complex="bold"/>
    </style:style>
    <style:style style:name="P3" style:family="paragraph" style:parent-style-name="Text_20_body">
      <style:paragraph-properties fo:line-height="115%" fo:text-align="center" style:justify-single-word="false"/>
      <style:text-properties fo:font-size="24pt" fo:font-weight="bold" officeooo:rsid="001341c0" officeooo:paragraph-rsid="0007394e" style:font-size-asian="24pt" style:font-weight-asian="bold" style:font-size-complex="24pt" style:font-weight-complex="bold"/>
    </style:style>
    <style:style style:name="P4" style:family="paragraph" style:parent-style-name="Text_20_body">
      <style:paragraph-properties fo:margin-top="0cm" fo:margin-bottom="0.046cm" style:contextual-spacing="false" fo:line-height="115%" fo:text-align="center" style:justify-single-word="false"/>
      <style:text-properties fo:font-size="14pt" fo:font-weight="bold" officeooo:rsid="0007394e" officeooo:paragraph-rsid="0007394e" style:font-size-asian="14pt" style:font-weight-asian="bold" style:font-size-complex="14pt" style:font-weight-complex="bold"/>
    </style:style>
    <style:style style:name="P5" style:family="paragraph" style:parent-style-name="Text_20_body">
      <style:paragraph-properties fo:margin-top="0cm" fo:margin-bottom="0.046cm" style:contextual-spacing="false" fo:line-height="115%" fo:text-align="center" style:justify-single-word="false"/>
      <style:text-properties fo:font-size="14pt" fo:font-weight="normal" officeooo:rsid="001829f6" officeooo:paragraph-rsid="0007394e" style:font-size-asian="14pt" style:font-weight-asian="normal" style:font-size-complex="14pt" style:font-weight-complex="normal"/>
    </style:style>
    <style:style style:name="P6" style:family="paragraph" style:parent-style-name="Text_20_body">
      <style:paragraph-properties fo:line-height="115%" fo:text-align="center" style:justify-single-word="false"/>
      <style:text-properties officeooo:paragraph-rsid="00092fc4"/>
    </style:style>
    <style:style style:name="P7" style:family="paragraph" style:parent-style-name="Title">
      <style:paragraph-properties fo:line-height="115%"/>
    </style:style>
    <style:style style:name="P8" style:family="paragraph" style:parent-style-name="Title">
      <style:paragraph-properties fo:line-height="115%"/>
      <style:text-properties officeooo:rsid="001c7025" officeooo:paragraph-rsid="001c7025"/>
    </style:style>
    <style:style style:name="P9" style:family="paragraph" style:parent-style-name="Text_20_body">
      <style:paragraph-properties fo:line-height="115%" fo:text-align="center" style:justify-single-word="false"/>
      <style:text-properties fo:font-weight="bold" officeooo:rsid="001c7025" officeooo:paragraph-rsid="001c7025" style:font-weight-asian="bold" style:font-weight-complex="bold"/>
    </style:style>
    <style:style style:name="P10" style:family="paragraph" style:parent-style-name="Text_20_body">
      <style:paragraph-properties fo:line-height="115%"/>
      <style:text-properties officeooo:paragraph-rsid="000e9131"/>
    </style:style>
    <style:style style:name="P11" style:family="paragraph" style:parent-style-name="Text_20_body">
      <style:paragraph-properties fo:line-height="115%"/>
    </style:style>
    <style:style style:name="P12" style:family="paragraph" style:parent-style-name="Text_20_body">
      <style:paragraph-properties fo:line-height="115%" fo:text-align="center" style:justify-single-word="false"/>
      <style:text-properties fo:font-size="16pt" fo:font-weight="bold" officeooo:rsid="00092fc4" officeooo:paragraph-rsid="000edbfa" style:font-size-asian="16pt" style:font-weight-asian="bold" style:font-size-complex="16pt" style:font-weight-complex="bold"/>
    </style:style>
    <style:style style:name="P13" style:family="paragraph" style:parent-style-name="Text_20_body">
      <style:paragraph-properties fo:margin-top="0cm" fo:margin-bottom="0cm" style:contextual-spacing="false" fo:line-height="115%" fo:text-align="center" style:justify-single-word="false"/>
      <style:text-properties fo:font-size="16pt" fo:font-weight="bold" officeooo:rsid="001829f6" officeooo:paragraph-rsid="000edbfa" style:font-size-asian="16pt" style:font-weight-asian="bold" style:font-size-complex="16pt" style:font-weight-complex="bold"/>
    </style:style>
    <style:style style:name="P14" style:family="paragraph" style:parent-style-name="Text_20_body">
      <style:paragraph-properties fo:line-height="115%" fo:text-align="center" style:justify-single-word="false"/>
      <style:text-properties fo:font-size="16pt" fo:font-weight="bold" officeooo:rsid="0007394e" officeooo:paragraph-rsid="000edbfa" style:font-size-asian="16pt" style:font-weight-asian="bold" style:font-size-complex="16pt" style:font-weight-complex="bold"/>
    </style:style>
    <style:style style:name="P15" style:family="paragraph" style:parent-style-name="Title">
      <style:paragraph-properties fo:line-height="115%"/>
      <style:text-properties fo:font-size="16pt" officeooo:rsid="000edbfa" officeooo:paragraph-rsid="000edbfa" style:font-size-asian="16pt" style:font-size-complex="16pt"/>
    </style:style>
    <style:style style:name="P16" style:family="paragraph" style:parent-style-name="Title">
      <style:paragraph-properties fo:break-before="page"/>
    </style:style>
    <style:style style:name="P17" style:family="paragraph" style:parent-style-name="Text_20_body">
      <style:text-properties officeooo:rsid="001ed87e" officeooo:paragraph-rsid="001ed87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Heading_20_2">
      <style:paragraph-properties fo:margin-top="0cm" fo:margin-bottom="0.247cm" style:contextual-spacing="false" fo:line-height="115%" fo:text-align="justify" style:justify-single-word="false"/>
    </style:style>
    <style:style style:name="P28" style:family="paragraph" style:parent-style-name="Title">
      <style:paragraph-properties fo:break-before="page"/>
      <style:text-properties officeooo:paragraph-rsid="001f46de"/>
    </style:style>
    <style:style style:name="P29" style:family="paragraph" style:parent-style-name="Text_20_body">
      <style:text-properties officeooo:paragraph-rsid="001f46de"/>
    </style:style>
    <style:style style:name="P30" style:family="paragraph" style:parent-style-name="Text_20_body">
      <style:text-properties officeooo:paragraph-rsid="00212e3d"/>
    </style:style>
    <style:style style:name="P31" style:family="paragraph" style:parent-style-name="Heading_20_1">
      <style:text-properties officeooo:rsid="0021b5a9" officeooo:paragraph-rsid="0021b5a9"/>
    </style:style>
    <style:style style:name="P32" style:family="paragraph" style:parent-style-name="Text_20_body">
      <style:paragraph-properties fo:margin-top="0cm" fo:margin-bottom="0cm" style:contextual-spacing="false"/>
      <style:text-properties fo:color="#2a6099" loext:opacity="100%" fo:font-style="italic" style:font-style-asian="italic" style:font-style-complex="italic"/>
    </style:style>
    <style:style style:name="P33" style:family="paragraph" style:parent-style-name="Text_20_body">
      <style:paragraph-properties fo:margin-top="0cm" fo:margin-bottom="0cm" style:contextual-spacing="false"/>
    </style:style>
    <style:style style:name="P34" style:family="paragraph" style:parent-style-name="Text_20_body">
      <style:paragraph-properties fo:margin-top="0cm" fo:margin-bottom="0cm" style:contextual-spacing="false"/>
      <style:text-properties officeooo:rsid="0021b5a9" officeooo:paragraph-rsid="0021b5a9"/>
    </style:style>
    <style:style style:name="P35" style:family="paragraph" style:parent-style-name="Text_20_body">
      <style:paragraph-properties fo:margin-top="0cm" fo:margin-bottom="0cm" style:contextual-spacing="false"/>
      <style:text-properties fo:color="#2a6099" loext:opacity="100%" fo:font-style="italic" officeooo:rsid="0021b5a9" officeooo:paragraph-rsid="0021b5a9" style:font-style-asian="italic" style:font-style-complex="italic"/>
    </style:style>
    <style:style style:name="P36" style:family="paragraph" style:parent-style-name="Text_20_body">
      <style:paragraph-properties fo:margin-top="0cm" fo:margin-bottom="0cm" style:contextual-spacing="false"/>
      <style:text-properties fo:color="#2a6099" loext:opacity="100%" officeooo:rsid="0021b5a9" officeooo:paragraph-rsid="0021b5a9"/>
    </style:style>
    <style:style style:name="P37" style:family="paragraph" style:parent-style-name="Text_20_body">
      <style:paragraph-properties fo:margin-top="0cm" fo:margin-bottom="0cm" style:contextual-spacing="false"/>
      <style:text-properties officeooo:rsid="0022a57d" officeooo:paragraph-rsid="0022a57d"/>
    </style:style>
    <style:style style:name="P38" style:family="paragraph" style:parent-style-name="Text_20_body">
      <style:paragraph-properties fo:margin-top="0cm" fo:margin-bottom="0cm" style:contextual-spacing="false"/>
      <style:text-properties fo:color="#2a6099" loext:opacity="100%" fo:font-style="italic" officeooo:rsid="0022a57d" officeooo:paragraph-rsid="0022a57d" style:font-style-asian="italic" style:font-style-complex="italic"/>
    </style:style>
    <style:style style:name="P39" style:family="paragraph" style:parent-style-name="Text_20_body">
      <style:paragraph-properties fo:margin-top="0cm" fo:margin-bottom="0cm" style:contextual-spacing="false"/>
      <style:text-properties style:use-window-font-color="true" loext:opacity="0%" fo:font-style="italic" officeooo:rsid="0022a57d" officeooo:paragraph-rsid="0022a57d" style:font-style-asian="italic" style:font-style-complex="italic"/>
    </style:style>
    <style:style style:name="P40" style:family="paragraph" style:parent-style-name="Heading_20_1">
      <style:paragraph-properties fo:margin-top="0cm" fo:margin-bottom="0cm" style:contextual-spacing="false"/>
      <style:text-properties style:use-window-font-color="true" loext:opacity="0%" fo:font-style="italic" officeooo:rsid="0022a57d" officeooo:paragraph-rsid="0022a57d" style:font-style-asian="italic" style:font-style-complex="italic"/>
    </style:style>
    <style:style style:name="P41" style:family="paragraph" style:parent-style-name="Text_20_body">
      <style:text-properties style:use-window-font-color="true" loext:opacity="0%" fo:font-style="italic" officeooo:rsid="0022a57d" style:font-style-asian="italic" style:font-style-complex="italic"/>
    </style:style>
    <style:style style:name="P42" style:family="paragraph" style:parent-style-name="Text_20_body">
      <style:paragraph-properties fo:margin-top="0cm" fo:margin-bottom="0cm" style:contextual-spacing="false"/>
      <style:text-properties style:use-window-font-color="true" loext:opacity="0%" fo:font-style="italic" officeooo:rsid="0022a57d" style:font-style-asian="italic" style:font-style-complex="italic"/>
    </style:style>
    <style:style style:name="P43" style:family="paragraph" style:parent-style-name="Text_20_body" style:master-page-name="">
      <loext:graphic-properties draw:fill="none"/>
      <style:paragraph-properties fo:margin-left="-0.101cm" fo:margin-right="0cm" fo:margin-top="0cm" fo:margin-bottom="0cm" style:contextual-spacing="false" fo:line-height="115%" fo:text-align="justify" style:justify-single-word="false" fo:text-indent="0cm" style:auto-text-indent="false" style:page-number="auto" fo:background-color="transparent"/>
      <style:text-properties style:use-window-font-color="true" loext:opacity="0%" fo:font-style="italic" officeooo:rsid="0022a57d" officeooo:paragraph-rsid="0022a57d" style:font-style-asian="italic" style:font-style-complex="italic"/>
    </style:style>
    <style:style style:name="P44" style:family="paragraph" style:parent-style-name="Text_20_body">
      <loext:graphic-properties draw:fill="none"/>
      <style:paragraph-properties fo:margin-left="-0.101cm" fo:margin-right="0cm" fo:margin-top="0cm" fo:margin-bottom="0cm" style:contextual-spacing="false" fo:line-height="115%" fo:text-align="justify" style:justify-single-word="false" fo:text-indent="0cm" style:auto-text-indent="false" fo:background-color="transparent"/>
      <style:text-properties fo:color="#2a6099" loext:opacity="100%" fo:font-style="italic" officeooo:rsid="0022a57d" officeooo:paragraph-rsid="0022a57d" style:font-style-asian="italic" style:font-style-complex="italic"/>
    </style:style>
    <style:style style:name="P45" style:family="paragraph" style:parent-style-name="Text_20_body">
      <style:text-properties officeooo:rsid="00231d9b" officeooo:paragraph-rsid="00231d9b"/>
    </style:style>
    <style:style style:name="P46" style:family="paragraph" style:parent-style-name="Text_20_body">
      <style:paragraph-properties fo:margin-top="0cm" fo:margin-bottom="0cm" style:contextual-spacing="false"/>
      <style:text-properties fo:font-style="italic" style:font-style-asian="italic" style:font-style-complex="italic"/>
    </style:style>
    <style:style style:name="P47" style:family="paragraph" style:parent-style-name="Text_20_body">
      <style:paragraph-properties fo:margin-top="0cm" fo:margin-bottom="0cm" style:contextual-spacing="false"/>
      <style:text-properties fo:font-style="italic" officeooo:rsid="00231d9b" officeooo:paragraph-rsid="00231d9b" style:font-style-asian="italic" style:font-style-complex="italic"/>
    </style:style>
    <style:style style:name="P48" style:family="paragraph" style:parent-style-name="Text_20_body">
      <style:text-properties fo:font-style="italic" style:font-style-asian="italic" style:font-style-complex="italic"/>
    </style:style>
    <style:style style:name="P49" style:family="paragraph" style:parent-style-name="Text_20_body" style:list-style-name="L10">
      <style:paragraph-properties fo:margin-top="0cm" fo:margin-bottom="0cm" style:contextual-spacing="false"/>
      <style:text-properties fo:font-style="italic" style:font-style-asian="italic" style:font-style-complex="italic"/>
    </style:style>
    <style:style style:name="P50" style:family="paragraph" style:parent-style-name="Text_20_body">
      <style:text-properties fo:font-style="italic" officeooo:rsid="00241108" officeooo:paragraph-rsid="00241108" style:font-style-asian="italic" style:font-style-complex="italic"/>
    </style:style>
    <style:style style:name="P51" style:family="paragraph" style:parent-style-name="Text_20_body" style:list-style-name="L11">
      <style:paragraph-properties fo:margin-top="0cm" fo:margin-bottom="0cm" style:contextual-spacing="false"/>
      <style:text-properties fo:font-style="italic" officeooo:rsid="00241108" style:font-style-asian="italic" style:font-style-complex="italic"/>
    </style:style>
    <style:style style:name="P52" style:family="paragraph" style:parent-style-name="Text_20_body">
      <style:text-properties fo:font-style="italic" officeooo:rsid="00241108" style:font-style-asian="italic" style:font-style-complex="italic"/>
    </style:style>
    <style:style style:name="P53" style:family="paragraph" style:parent-style-name="Text_20_body">
      <style:text-properties fo:font-style="italic" officeooo:rsid="002542fe" officeooo:paragraph-rsid="002542fe" style:font-style-asian="italic" style:font-style-complex="italic"/>
    </style:style>
    <style:style style:name="P54" style:family="paragraph" style:parent-style-name="Heading_20_2">
      <style:text-properties officeooo:rsid="002542fe" officeooo:paragraph-rsid="002542fe"/>
    </style:style>
    <style:style style:name="P55" style:family="paragraph" style:parent-style-name="Text_20_body">
      <style:paragraph-properties fo:margin-top="0cm" fo:margin-bottom="0cm" style:contextual-spacing="false"/>
      <style:text-properties officeooo:paragraph-rsid="002542fe"/>
    </style:style>
    <style:style style:name="P56" style:family="paragraph" style:parent-style-name="Text_20_body">
      <style:text-properties officeooo:rsid="002542fe" officeooo:paragraph-rsid="002542fe"/>
    </style:style>
    <style:style style:name="P57" style:family="paragraph" style:parent-style-name="Text_20_body">
      <style:paragraph-properties fo:margin-top="0cm" fo:margin-bottom="0cm" style:contextual-spacing="false"/>
      <style:text-properties officeooo:rsid="0026f459" officeooo:paragraph-rsid="0026f459"/>
    </style:style>
    <style:style style:name="P58" style:family="paragraph" style:parent-style-name="Text_20_body">
      <style:paragraph-properties fo:margin-top="0cm" fo:margin-bottom="0cm" style:contextual-spacing="false"/>
      <style:text-properties fo:font-style="italic" officeooo:rsid="0026f459" officeooo:paragraph-rsid="0026f459" style:font-style-asian="italic" style:font-style-complex="italic"/>
    </style:style>
    <style:style style:name="P59" style:family="paragraph" style:parent-style-name="Heading_20_1">
      <style:paragraph-properties fo:margin-top="0cm" fo:margin-bottom="0.247cm" style:contextual-spacing="false" fo:line-height="115%" fo:text-align="justify" style:justify-single-word="false"/>
    </style:style>
    <style:style style:name="P60" style:family="paragraph" style:parent-style-name="Text_20_body">
      <style:paragraph-properties fo:margin-top="0cm" fo:margin-bottom="0.146cm" style:contextual-spacing="false"/>
    </style:style>
    <style:style style:name="P61" style:family="paragraph" style:parent-style-name="Heading_20_1">
      <style:paragraph-properties fo:margin-top="0cm" fo:margin-bottom="0cm" style:contextual-spacing="false"/>
      <style:text-properties officeooo:rsid="0026f459" officeooo:paragraph-rsid="0026f459"/>
    </style:style>
    <style:style style:name="P62" style:family="paragraph" style:parent-style-name="Text_20_body">
      <style:paragraph-properties fo:margin-top="0cm" fo:margin-bottom="0cm" style:contextual-spacing="false"/>
      <style:text-properties fo:font-style="italic" officeooo:rsid="0027c798" officeooo:paragraph-rsid="0027c798" style:font-style-asian="italic" style:font-style-complex="italic"/>
    </style:style>
    <style:style style:name="P63" style:family="paragraph" style:parent-style-name="Text_20_body">
      <style:paragraph-properties fo:margin-top="0cm" fo:margin-bottom="0cm" style:contextual-spacing="false"/>
      <style:text-properties officeooo:rsid="0027c798" officeooo:paragraph-rsid="0027c798"/>
    </style:style>
    <style:style style:name="P64" style:family="paragraph" style:parent-style-name="Text_20_body">
      <style:paragraph-properties fo:margin-top="0cm" fo:margin-bottom="0cm" style:contextual-spacing="false"/>
      <style:text-properties fo:font-weight="bold" officeooo:rsid="002832a4" officeooo:paragraph-rsid="002832a4" style:font-weight-asian="bold" style:font-weight-complex="bold"/>
    </style:style>
    <style:style style:name="T1" style:family="text">
      <style:text-properties officeooo:rsid="001c7025"/>
    </style:style>
    <style:style style:name="T2" style:family="text">
      <style:text-properties fo:font-size="10pt" style:font-size-asian="10pt" style:font-size-complex="10pt"/>
    </style:style>
    <style:style style:name="T3" style:family="text">
      <style:text-properties fo:font-size="10pt" officeooo:rsid="000a5d0f" style:font-size-asian="10pt" style:font-size-complex="10pt"/>
    </style:style>
    <style:style style:name="T4" style:family="text">
      <style:text-properties officeooo:rsid="001f46de"/>
    </style:style>
    <style:style style:name="T5" style:family="text">
      <style:text-properties officeooo:rsid="00212e3d"/>
    </style:style>
    <style:style style:name="T6" style:family="text">
      <style:text-properties fo:color="#2a6099" loext:opacity="100%" fo:font-style="italic" style:font-style-asian="italic" style:font-style-complex="italic"/>
    </style:style>
    <style:style style:name="T7" style:family="text">
      <style:text-properties fo:color="#000080" loext:opacity="100%" fo:font-style="italic" style:font-style-asian="italic" style:font-style-complex="italic"/>
    </style:style>
    <style:style style:name="T8"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Curso</text:p>
      <text:p text:style-name="P3">Herramientas de Computación en la Nube</text:p>
      <text:p text:style-name="P4">Clase <text:span text:style-name="T1">6</text:span></text:p>
      <text:p text:style-name="P5">Febrero <text:span text:style-name="T1">14</text:span> de 2026</text:p>
      <text:p text:style-name="P6"/>
      <text:p text:style-name="P7"/>
      <text:p text:style-name="P8">RustFS </text:p>
      <text:p text:style-name="P9">Taller práctico</text:p>
      <text:p text:style-name="P10"><text:span text:style-name="Emphasis"><text:span text:style-name="T2"/></text:span></text:p>
      <text:p text:style-name="P10"><text:span text:style-name="Emphasis"><text:span text:style-name="T2"/></text:span></text:p>
      <text:p text:style-name="P10"><text:span text:style-name="Emphasis"><text:span text:style-name="T2"/></text:span></text:p>
      <text:p text:style-name="P10"><text:span text:style-name="Emphasis"><text:span text:style-name="T2">Este </text:span></text:span><text:span text:style-name="Emphasis"><text:span text:style-name="T3">documento</text:span></text:span><text:span text:style-name="Emphasis"><text:span text:style-name="T2"> se fundamenta en los principios de arquitectura y sistemas de datos descritos en</text:span></text:span><text:span text:style-name="T2"> </text:span><text:span text:style-name="Strong_20_Emphasis"><text:span text:style-name="T2">Designing Data-Intensive Applications</text:span></text:span><text:span text:style-name="T2">, </text:span><text:span text:style-name="Emphasis"><text:span text:style-name="T2">aplicados a un caso académico de analítica operativa. </text:span></text:span><text:span text:style-name="Emphasis"><text:span text:style-name="T3">Consultar la bibliografía al final.</text:span></text:span></text:p>
      <text:p text:style-name="P11"/>
      <text:p text:style-name="P11"/>
      <text:p text:style-name="P11"/>
      <text:p text:style-name="P11"/>
      <text:p text:style-name="P11"/>
      <text:p text:style-name="P11"/>
      <text:p text:style-name="P11"/>
      <text:p text:style-name="P12">Profesor</text:p>
      <text:p text:style-name="P13">Alvaro Mauricio Montenegro Díaz</text:p>
      <text:p text:style-name="P14">Universidad de la Sabana</text:p>
      <text:p text:style-name="P15">Febrero 2026</text:p>
      <text:p text:style-name="P16">Esquema del Taller Tutorial: RustFS desde cero (S3-compatible)</text:p>
      <text:p text:style-name="P17">En este tall<text:span text:style-name="T4">e</text:span>r, Rust se instalará para acceso directo en tu computador. En proximas sesiones o instalaremos con Docker, al crear el proyecto de curso.</text:p>
      <text:h text:style-name="Heading_20_1" text:outline-level="1">Preflight</text:h>
      <text:list text:style-name="L1">
        <text:list-item>
          <text:p text:style-name="P18">Objetivo del taller y checklist</text:p>
        </text:list-item>
        <text:list-item>
          <text:p text:style-name="P18">Requisitos mínimos (macOS Apple Silicon)</text:p>
        </text:list-item>
        <text:list-item>
          <text:p text:style-name="P18">Carpeta de trabajo del lab</text:p>
        </text:list-item>
        <text:list-item>
          <text:p text:style-name="P18">Puertos y endpoint local</text:p>
        </text:list-item>
        <text:list-item>
          <text:p text:style-name="P18">Herramientas: <text:span text:style-name="Source_20_Text">rustfs</text:span>, <text:span text:style-name="Source_20_Text">curl</text:span>, <text:span text:style-name="Source_20_Text">awscli</text:span> (o <text:span text:style-name="Source_20_Text">s5cmd</text:span> opcional)</text:p>
        </text:list-item>
      </text:list>
      <text:h text:style-name="Heading_20_1" text:outline-level="1">Instalación y verificación</text:h>
      <text:list text:style-name="L2">
        <text:list-item>
          <text:p text:style-name="P19">Descargar/instalar RustFS (binario ARM64)</text:p>
        </text:list-item>
        <text:list-item>
          <text:p text:style-name="P19">Verificar versión</text:p>
        </text:list-item>
        <text:list-item>
          <text:p text:style-name="P19">Arrancar el servicio local</text:p>
        </text:list-item>
        <text:list-item>
          <text:p text:style-name="P19">Confirmar salud del servicio (endpoint / health)</text:p>
        </text:list-item>
        <text:list-item>
          <text:p text:style-name="P19">Confirmar credenciales (access key / secret key)</text:p>
        </text:list-item>
      </text:list>
      <text:p text:style-name="Text_20_body"><text:span text:style-name="Strong_20_Emphasis">Entregable:</text:span> RustFS corriendo local con endpoint funcional.</text:p>
      <text:h text:style-name="Heading_20_1" text:outline-level="1">Configurar cliente S3</text:h>
      <text:list text:style-name="L3">
        <text:list-item>
          <text:p text:style-name="P20">Opción A: AWS CLI (<text:span text:style-name="Source_20_Text">aws configure</text:span>)</text:p>
        </text:list-item>
        <text:list-item>
          <text:p text:style-name="P20">Opción B (opcional): <text:span text:style-name="Source_20_Text">s5cmd</text:span> para operaciones masivas</text:p>
        </text:list-item>
        <text:list-item>
          <text:p text:style-name="P20">Definir endpoint <text:span text:style-name="Source_20_Text">http://localhost:PORT</text:span></text:p>
        </text:list-item>
        <text:list-item>
          <text:p text:style-name="P20">Probar comando de “list buckets” (debe responder aunque esté vacío)</text:p>
        </text:list-item>
      </text:list>
      <text:p text:style-name="Text_20_body"><text:span text:style-name="Strong_20_Emphasis">Entregable:</text:span> cliente listo apuntando a RustFS.</text:p>
      <text:h text:style-name="Heading_20_1" text:outline-level="1">Operaciones básicas con buckets</text:h>
      <text:list text:style-name="L4">
        <text:list-item>
          <text:p text:style-name="P21">Crear bucket</text:p>
        </text:list-item>
        <text:list-item>
          <text:p text:style-name="P21"><text:soft-page-break/>Listar buckets</text:p>
        </text:list-item>
        <text:list-item>
          <text:p text:style-name="P21">Validar existencia</text:p>
        </text:list-item>
        <text:list-item>
          <text:p text:style-name="P21">Política básica (si RustFS soporta policy/ACL; si no, lo dejamos simple)</text:p>
        </text:list-item>
        <text:list-item>
          <text:p text:style-name="P21">Borrar bucket (primero debe estar vacío)</text:p>
        </text:list-item>
      </text:list>
      <text:p text:style-name="Text_20_body"><text:span text:style-name="Strong_20_Emphasis">Entregable:</text:span> bucket creado y gestionado.</text:p>
      <text:h text:style-name="Heading_20_1" text:outline-level="1">Operaciones con objetos (CRUD)</text:h>
      <text:list text:style-name="L5">
        <text:list-item>
          <text:p text:style-name="P22">Subir objetos:</text:p>
          <text:list>
            <text:list-item>
              <text:p text:style-name="P22"><text:span text:style-name="Source_20_Text">PUT</text:span> con <text:span text:style-name="Source_20_Text">aws s3 cp</text:span></text:p>
            </text:list-item>
            <text:list-item>
              <text:p text:style-name="P22">Subir un archivo grande para ver performance</text:p>
            </text:list-item>
            <text:list-item>
              <text:p text:style-name="P22">Subir a prefijos (carpetas lógicas)</text:p>
            </text:list-item>
          </text:list>
        </text:list-item>
        <text:list-item>
          <text:p text:style-name="P22">Listar objetos:</text:p>
          <text:list>
            <text:list-item>
              <text:p text:style-name="P22">listado simple</text:p>
            </text:list-item>
            <text:list-item>
              <text:p text:style-name="P22">listado recursivo</text:p>
            </text:list-item>
          </text:list>
        </text:list-item>
        <text:list-item>
          <text:p text:style-name="P22">Descargar/recuperar:</text:p>
          <text:list>
            <text:list-item>
              <text:p text:style-name="P22"><text:span text:style-name="Source_20_Text">GET</text:span> a archivo local</text:p>
            </text:list-item>
            <text:list-item>
              <text:p text:style-name="P22">verificación con <text:span text:style-name="Source_20_Text">shasum</text:span></text:p>
            </text:list-item>
          </text:list>
        </text:list-item>
        <text:list-item>
          <text:p text:style-name="P22">Borrar objetos:</text:p>
          <text:list>
            <text:list-item>
              <text:p text:style-name="P22">borrar 1 objeto</text:p>
            </text:list-item>
            <text:list-item>
              <text:p text:style-name="P22">borrar prefijo completo</text:p>
            </text:list-item>
          </text:list>
        </text:list-item>
        <text:list-item>
          <text:p text:style-name="P22">Manejo de “metadata”:</text:p>
          <text:list>
            <text:list-item>
              <text:p text:style-name="P22">content-type</text:p>
            </text:list-item>
            <text:list-item>
              <text:p text:style-name="P22">etiquetas (si aplica)</text:p>
            </text:list-item>
            <text:list-item>
              <text:p text:style-name="P22">headers</text:p>
            </text:list-item>
          </text:list>
        </text:list-item>
      </text:list>
      <text:p text:style-name="Text_20_body"><text:span text:style-name="Strong_20_Emphasis">Entregable:</text:span> CRUD completo probado + verificación de integridad.</text:p>
      <text:h text:style-name="Heading_20_1" text:outline-level="1">Versionado y protección (si RustFS <text:span text:style-name="T4">local </text:span>lo soporta)</text:h>
      <text:list text:style-name="L6">
        <text:list-item>
          <text:p text:style-name="P23">Activar versioning en bucket</text:p>
        </text:list-item>
        <text:list-item>
          <text:p text:style-name="P23">Sobrescribir un objeto varias veces</text:p>
        </text:list-item>
        <text:list-item>
          <text:p text:style-name="P23">Listar versiones</text:p>
        </text:list-item>
        <text:list-item>
          <text:p text:style-name="P23"><text:soft-page-break/>Restaurar una versión</text:p>
        </text:list-item>
        <text:list-item>
          <text:p text:style-name="P23">Borrar una versión específica</text:p>
        </text:list-item>
      </text:list>
      <text:p text:style-name="Text_20_body"><text:span text:style-name="Strong_20_Emphasis">Entregable:</text:span> recuperación de versiones demostrada.</text:p>
      <text:h text:style-name="Heading_20_1" text:outline-level="1">Presigned URLs (si RustFS lo soporta)</text:h>
      <text:list text:style-name="L7">
        <text:list-item>
          <text:p text:style-name="P24">Generar URL firmada para upload (PUT)</text:p>
        </text:list-item>
        <text:list-item>
          <text:p text:style-name="P24">Generar URL firmada para download (GET)</text:p>
        </text:list-item>
        <text:list-item>
          <text:p text:style-name="P24">Probar con <text:span text:style-name="Source_20_Text">curl</text:span></text:p>
        </text:list-item>
      </text:list>
      <text:p text:style-name="Text_20_body"><text:span text:style-name="Strong_20_Emphasis">Entregable:</text:span> compartir acceso temporal sin credenciales.</text:p>
      <text:h text:style-name="Heading_20_1" text:outline-level="1">Replicabilidad del laboratorio</text:h>
      <text:list text:style-name="L8">
        <text:list-item>
          <text:p text:style-name="P25">Script “reset del lab”:</text:p>
          <text:list>
            <text:list-item>
              <text:p text:style-name="P25">detener servicio</text:p>
            </text:list-item>
            <text:list-item>
              <text:p text:style-name="P25">limpiar datos</text:p>
            </text:list-item>
            <text:list-item>
              <text:p text:style-name="P25">levantar de nuevo</text:p>
            </text:list-item>
          </text:list>
        </text:list-item>
        <text:list-item>
          <text:p text:style-name="P25">Checklist final de comandos</text:p>
        </text:list-item>
        <text:list-item>
          <text:p text:style-name="P25">Troubleshooting rápido (403, signature mismatch, endpoint, reloj/hora)</text:p>
        </text:list-item>
      </text:list>
      <text:p text:style-name="Text_20_body"><text:span text:style-name="Strong_20_Emphasis">Entregable:</text:span> laboratorio reproducible en 5 minutos.</text:p>
      <text:h text:style-name="Heading_20_1" text:outline-level="1">Mini-reto final (práctico)</text:h>
      <text:list text:style-name="L9">
        <text:list-item>
          <text:p text:style-name="P26">Crear bucket <text:span text:style-name="Source_20_Text">datalake</text:span></text:p>
        </text:list-item>
        <text:list-item>
          <text:p text:style-name="P26">Subir datos a:</text:p>
          <text:list>
            <text:list-item>
              <text:p text:style-name="P26"><text:span text:style-name="Source_20_Text">raw/</text:span></text:p>
            </text:list-item>
            <text:list-item>
              <text:p text:style-name="P26"><text:span text:style-name="Source_20_Text">bronze/</text:span></text:p>
            </text:list-item>
            <text:list-item>
              <text:p text:style-name="P26"><text:span text:style-name="Source_20_Text">silver/</text:span></text:p>
            </text:list-item>
            <text:list-item>
              <text:p text:style-name="P26"><text:span text:style-name="Source_20_Text">gold/</text:span></text:p>
            </text:list-item>
          </text:list>
        </text:list-item>
        <text:list-item>
          <text:p text:style-name="P26">Recuperar un archivo, validar hash, borrar y vaciar bucket</text:p>
        </text:list-item>
      </text:list>
      <text:h text:style-name="P27" text:outline-level="2" text:is-list-header="true"/>
      <text:p text:style-name="P28"><text:span text:style-name="T4">Desarrollo </text:span>del Taller Tutorial: RustFS </text:p>
      <text:p text:style-name="P29"/>
      <text:p text:style-name="P30"><text:span text:style-name="T5">Las siguientes instrucciones son solamente para MAC. RustFS se instal directamente desde los comandos generales. En todo caso, vaya la Github de RustFS para indicaciones de instalación en tu sistema operativo (Windows o Linux): </text:span><text:a xlink:type="simple" xlink:href="https://docs.rustfs.com/installation/" text:style-name="Internet_20_link" text:visited-style-name="Visited_20_Internet_20_Link"><text:span text:style-name="T5">https://docs.rustfs.com/installation/</text:span></text:a>.</text:p>
      <text:p text:style-name="P30"/>
      <text:h text:style-name="P31" text:outline-level="1" text:restart-numbering="true" text:start-value="-1">Instalación en MAC</text:h>
      <text:h text:style-name="Heading_20_2" text:outline-level="2">Paso 1 — Crear carpeta del lab</text:h>
      <text:p text:style-name="Text_20_body"/>
      <text:p text:style-name="P32">mkdir -p ~/rustfs-lab</text:p>
      <text:p text:style-name="P32">cd ~/rustfs-lab</text:p>
      <text:p text:style-name="P33"/>
      <text:h text:style-name="Heading_20_2" text:outline-level="2">Instalación nativa de MAC</text:h>
      <text:p text:style-name="P34"/>
      <text:p text:style-name="P35">brew tap rustfs/homebrew-tap</text:p>
      <text:p text:style-name="P35">brew install rustfs</text:p>
      <text:p text:style-name="P34"/>
      <text:p text:style-name="P34">Verifica mediante</text:p>
      <text:p text:style-name="P34"/>
      <text:p text:style-name="P34">rustfs --version</text:p>
      <text:p text:style-name="P34">rustfs –help</text:p>
      <text:p text:style-name="P34"/>
      <text:h text:style-name="Heading_20_2" text:outline-level="2">Levantar el servicio de Rust (server)</text:h>
      <text:p text:style-name="Text_20_body"/>
      <text:p text:style-name="P34">Definir credenciales del laboratorio</text:p>
      <text:p text:style-name="P34"/>
      <text:p text:style-name="P35">export RUSTFS_ACCESS_KEY=rustfsadmin</text:p>
      <text:p text:style-name="P35">export RUSTFS_SECRET_KEY=rustfsadmin</text:p>
      <text:p text:style-name="P34"/>
      <text:p text:style-name="P34"/>
      <text:p text:style-name="P34"/>
      <text:p text:style-name="P34"/>
      <text:p text:style-name="P34"/>
      <text:p text:style-name="P34"><text:soft-page-break/>Arranca el servicio</text:p>
      <text:p text:style-name="P34"/>
      <text:p text:style-name="P36">rustfs \</text:p>
      <text:p text:style-name="P36"><text:s text:c="2"/>--address :9000 \</text:p>
      <text:p text:style-name="P36"><text:s text:c="2"/>--console-enable \</text:p>
      <text:p text:style-name="P36"><text:s text:c="2"/>--console-address :9001 \</text:p>
      <text:p text:style-name="P36"><text:s text:c="2"/>~/rustfs-lab/data</text:p>
      <text:p text:style-name="P36"/>
      <text:p text:style-name="P37">En la terminal debes ver algo como:</text:p>
      <text:p text:style-name="P37"/>
      <text:p text:style-name="P38">API: http://localhost:9000</text:p>
      <text:p text:style-name="P37"><text:span text:style-name="T6">Console: </text:span><text:a xlink:type="simple" xlink:href="http://localhost:9001/" text:style-name="Internet_20_link" text:visited-style-name="Visited_20_Internet_20_Link"><text:span text:style-name="T7">http://localhost:9001</text:span></text:a></text:p>
      <text:p text:style-name="P37"/>
      <text:p text:style-name="P37"/>
      <text:p text:style-name="P37">En tu navegador ve a </text:p>
      <text:p text:style-name="P37"/>
      <text:p text:style-name="P38"><text:a xlink:type="simple" xlink:href="http://localhost:9001/" text:style-name="Internet_20_link" text:visited-style-name="Visited_20_Internet_20_Link">http://localhost:9001</text:a></text:p>
      <text:p text:style-name="P38"/>
      <text:p text:style-name="P39">credenciales por defecto, según el help : rustfs –help</text:p>
      <text:p text:style-name="P38"/>
      <text:p text:style-name="P38">Access key: <text:span text:style-name="Source_20_Text">rustfsadmin</text:span></text:p>
      <text:p text:style-name="P38">Secret key: <text:span text:style-name="Source_20_Text">rustfsadmin</text:span></text:p>
      <text:p text:style-name="P38"/>
      <text:h text:style-name="P40" text:outline-level="1">Verificar que el servidor responde</text:h>
      <text:p text:style-name="P41">Abre otra terminal.</text:p>
      <text:p text:style-name="P42">Probar endpoint:</text:p>
      <text:p text:style-name="P42"/>
      <text:p text:style-name="P42">curl <text:a xlink:type="simple" xlink:href="http://localhost:9000/" text:style-name="Internet_20_link" text:visited-style-name="Visited_20_Internet_20_Link">http://localhost:9000</text:a></text:p>
      <text:p text:style-name="P42"/>
      <text:p text:style-name="P43">Debe responder con algo (XML o JSON según implementación).</text:p>
      <text:p text:style-name="P44"/>
      <text:h text:style-name="Heading_20_1" text:outline-level="1">Cliente S3 para operar buckets/objetos (AWS CLI)</text:h>
      <text:p text:style-name="P45">Ya estamos listos y listas para comenzar <text:s/>a trabajar con RustFS. Primero instalamos un cliente para acceder por la interface de AWS.</text:p>
      <text:h text:style-name="Heading_20_2" text:outline-level="2">Instala AWS CLI</text:h>
      <text:p text:style-name="P46">brew install awscli</text:p>
      <text:p text:style-name="P46">aws --version</text:p>
      <text:p text:style-name="P47"/>
      <text:h text:style-name="Heading_20_2" text:outline-level="2"><text:soft-page-break/>Configura un perfil</text:h>
      <text:p text:style-name="P47"/>
      <text:p text:style-name="P48">aws configure --profile rustfs</text:p>
      <text:p text:style-name="P48">Pon:</text:p>
      <text:list text:style-name="L10">
        <text:list-item>
          <text:p text:style-name="P49">Access key: <text:span text:style-name="Source_20_Text">rustfsadmin</text:span></text:p>
        </text:list-item>
        <text:list-item>
          <text:p text:style-name="P49">Secret key: <text:span text:style-name="Source_20_Text">rustfsadmin</text:span></text:p>
        </text:list-item>
        <text:list-item>
          <text:p text:style-name="P49">Region: <text:span text:style-name="Source_20_Text">us-east-1</text:span></text:p>
        </text:list-item>
        <text:list-item>
          <text:p text:style-name="P49">Output: <text:span text:style-name="Source_20_Text">json</text:span></text:p>
        </text:list-item>
      </text:list>
      <text:p text:style-name="P48"/>
      <text:h text:style-name="Heading_20_1" text:outline-level="1">Taller practico CRUD</text:h>
      <text:p text:style-name="P50"><text:span text:style-name="T8">CRUD</text:span> es un acrónimo fundamental en ingeniería de software y bases de datos:</text:p>
      <text:list text:style-name="L11">
        <text:list-item>
          <text:p text:style-name="P51"><text:span text:style-name="T8">C</text:span> → <text:span text:style-name="T8">Create</text:span> (Crear)</text:p>
        </text:list-item>
        <text:list-item>
          <text:p text:style-name="P51"><text:span text:style-name="T8">R</text:span> → <text:span text:style-name="T8">Read</text:span> (Leer)</text:p>
        </text:list-item>
        <text:list-item>
          <text:p text:style-name="P51"><text:span text:style-name="T8">U</text:span> → <text:span text:style-name="T8">Update</text:span> (Actualizar)</text:p>
        </text:list-item>
        <text:list-item>
          <text:p text:style-name="P51"><text:span text:style-name="T8">D</text:span> → <text:span text:style-name="T8">Delete</text:span> (Eliminar)</text:p>
        </text:list-item>
      </text:list>
      <text:p text:style-name="P52">Representa las <text:span text:style-name="T8">cuatro operaciones básicas</text:span> que pueden realizarse sobre datos persistentes. Es el núcleo de cualquier sistema transaccional.</text:p>
      <text:p text:style-name="P52"/>
      <text:h text:style-name="Heading_20_2" text:outline-level="2">Crear bucket (balde)</text:h>
      <text:p text:style-name="P53">aws s3api create-bucket \</text:p>
      <text:p text:style-name="P53"><text:s text:c="2"/>--bucket test-bucket \</text:p>
      <text:p text:style-name="P53"><text:s text:c="2"/>--endpoint-url http://localhost:9000 \</text:p>
      <text:p text:style-name="P53"><text:s text:c="2"/>--profile rustfs</text:p>
      <text:h text:style-name="P54" text:outline-level="2">Listar objetos</text:h>
      <text:p text:style-name="P55">aws s3api list-buckets \</text:p>
      <text:p text:style-name="P55"><text:s text:c="2"/>--endpoint-url http://localhost:9000 \</text:p>
      <text:p text:style-name="P55"><text:s text:c="2"/>--profile rustfs</text:p>
      <text:p text:style-name="P55"/>
      <text:p text:style-name="P55"/>
      <text:h text:style-name="Heading_20_2" text:outline-level="2">Subir objeto</text:h>
      <text:p text:style-name="Text_20_body">Crear archivo de prueba:</text:p>
      <text:p text:style-name="Text_20_body"><text:soft-page-break/>echo "Hola RustFS" &gt; archivo.txt</text:p>
      <text:p text:style-name="P56">Subirlo</text:p>
      <text:p text:style-name="P55">aws s3 cp archivo.txt s3://test-bucket/ \</text:p>
      <text:p text:style-name="P55"><text:s text:c="2"/>--endpoint-url http://localhost:9000 \</text:p>
      <text:p text:style-name="P55"><text:s text:c="2"/>--profile rustfs</text:p>
      <text:p text:style-name="P55"/>
      <text:h text:style-name="Heading_20_2" text:outline-level="2">Lista objetos</text:h>
      <text:p text:style-name="P57"/>
      <text:p text:style-name="P57">aws s3 ls s3://test-bucket \</text:p>
      <text:p text:style-name="P57"><text:s text:c="2"/>--endpoint-url http://localhost:9000 \</text:p>
      <text:p text:style-name="P57"><text:s text:c="2"/>--profile rustfs</text:p>
      <text:p text:style-name="P57"/>
      <text:h text:style-name="Heading_20_2" text:outline-level="2">Descargar objeto</text:h>
      <text:p text:style-name="P57">aws s3 cp s3://test-bucket/archivo.txt descargado.txt \</text:p>
      <text:p text:style-name="P57"><text:s text:c="2"/>--endpoint-url http://localhost:9000 \</text:p>
      <text:p text:style-name="P57"><text:s text:c="2"/>--profile rustfs</text:p>
      <text:p text:style-name="P57"/>
      <text:p text:style-name="P57">Verificar contenido</text:p>
      <text:p text:style-name="P58">cat descargado.txt</text:p>
      <text:p text:style-name="P58"/>
      <text:h text:style-name="Heading_20_2" text:outline-level="2">Borrar objeto</text:h>
      <text:p text:style-name="Text_20_body">aws s3 rm s3://test-bucket/archivo.txt \</text:p>
      <text:p text:style-name="Text_20_body"><text:s text:c="2"/>--endpoint-url http://localhost:9000 \</text:p>
      <text:p text:style-name="Text_20_body"><text:s text:c="2"/>--profile rustfs</text:p>
      <text:p text:style-name="Text_20_body"/>
      <text:h text:style-name="P59" text:outline-level="1">Borrar bucket</text:h>
      <text:p text:style-name="Text_20_body">Primero debe estar vacío:</text:p>
      <text:p text:style-name="P60">aws s3 rb s3://test-bucket \</text:p>
      <text:p text:style-name="P60"><text:s text:c="2"/>--endpoint-url http://localhost:9000 \</text:p>
      <text:p text:style-name="P60"><text:s text:c="2"/>--profile rustfs</text:p>
      <text:p text:style-name="P60"/>
      <text:h text:style-name="P61" text:outline-level="1">Detener servidor</text:h>
      <text:p text:style-name="P57"/>
      <text:p text:style-name="P57"><text:soft-page-break/>En la terminal donde corre RustFS:</text:p>
      <text:p text:style-name="P57"/>
      <text:p text:style-name="P62">Control + C</text:p>
      <text:p text:style-name="P63"/>
      <text:p text:style-name="P64">CRUD comple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cm" fo:margin-bottom="0.247cm" style:contextual-spacing="false" fo:line-height="115%" fo:text-align="justify" style:justify-single-word="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6T09:35:15.497955000</meta:creation-date>
    <dc:date>2026-02-13T19:00:41.760207000</dc:date>
    <meta:editing-duration>PT10H29M50S</meta:editing-duration>
    <meta:editing-cycles>30</meta:editing-cycles>
    <meta:generator>LibreOffice/25.2.4.3$MacOSX_AARCH64 LibreOffice_project/33e196637044ead23f5c3226cde09b47731f7e27</meta:generator>
    <meta:print-date>2026-02-06T16:19:52.721289000</meta:print-date>
    <meta:printed-by>Archivos PDF</meta:printed-by>
    <meta:document-statistic meta:table-count="0" meta:image-count="0" meta:object-count="0" meta:page-count="9" meta:paragraph-count="179" meta:word-count="878" meta:character-count="5707" meta:non-whitespace-character-count="5051"/>
  </office:meta>
</office:document-meta>
</file>